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draw:textarea-vertical-align="top" fo:min-height="11.692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Skriv ”var x = 2” i JS-konsollen</text:p>
            <text:p/>
            <text:p>Konsollen svarar ”unknown”</text:p>
            <text:p/>
            <text:p>Varför då?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Skriv ”3 == 3” i JS-konsollen</text:p>
            <text:p text:style-name="P1"/>
            <text:p text:style-name="P1">Konsollen svarar ”true”</text:p>
            <text:p text:style-name="P1"/>
            <text:p text:style-name="P1">Varför då?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2" draw:text-style-name="P3" xml:id="id2" draw:id="id2" draw:layer="Layout" svg:width="7.8cm" svg:height="6.3cm" svg:x="10.4cm" svg:y="7.35cm">
          <text:p text:style-name="P3"><text:span text:style-name="T1">operation,</text:span></text:p>
          <text:p text:style-name="P3"><text:span text:style-name="T1">statement,</text:span></text:p>
          <text:p text:style-name="P3"><text:span text:style-name="T1">funktion,</text:span></text:p>
          <text:p text:style-name="P3"><text:span text:style-name="T1">etc.</text:span></text:p>
          <draw:enhanced-geometry svg:viewBox="0 0 21600 21600" draw:type="rectangle" draw:enhanced-path="M 0 0 L 21600 0 21600 21600 0 21600 0 0 Z N"/>
        </draw:custom-shape>
        <draw:frame draw:style-name="gr3" draw:text-style-name="P3" xml:id="id1" draw:id="id1" draw:layer="layout" svg:width="4.342cm" svg:height="2.783cm" svg:x="3.2cm" svg:y="9.109cm">
          <draw:text-box>
            <text:p text:style-name="P3"><text:span text:style-name="T1">Info in</text:span></text:p>
            <text:p text:style-name="P3"><text:span text:style-name="T1">(indata)</text:span></text:p>
          </draw:text-box>
        </draw:frame>
        <draw:frame draw:style-name="gr3" draw:text-style-name="P3" xml:id="id3" draw:id="id3" draw:layer="layout" svg:width="4.405cm" svg:height="2.783cm" svg:x="21.6cm" svg:y="9.109cm">
          <draw:text-box>
            <text:p text:style-name="P3"><text:span text:style-name="T1">Info ut</text:span></text:p>
            <text:p text:style-name="P3"><text:span text:style-name="T1">(utdata)</text:span></text:p>
          </draw:text-box>
        </draw:frame>
        <draw:connector draw:style-name="gr4" draw:text-style-name="P4" draw:layer="layout" draw:type="line" svg:x1="7.542cm" svg:y1="10.5cm" svg:x2="10.4cm" svg:y2="10.5cm" draw:start-shape="id1" draw:start-glue-point="1" draw:end-shape="id2" draw:end-glue-point="3" svg:d="M7542 10500h2858" svg:viewBox="0 0 2859 1">
          <text:p/>
        </draw:connector>
        <draw:connector draw:style-name="gr4" draw:text-style-name="P4" draw:layer="layout" draw:type="line" svg:x1="18.2cm" svg:y1="10.5cm" svg:x2="21.6cm" svg:y2="10.5cm" draw:start-shape="id2" draw:start-glue-point="1" draw:end-shape="id3" draw:end-glue-point="3" svg:d="M18200 10500h3400" svg:viewBox="0 0 3401 1">
          <text:p/>
        </draw:connecto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Vad händer med utdatan i Javascript?</text:p>
            <text:p text:style-name="P1"/>
            <text:p text:style-name="P1">Var tar den vägen?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3" draw:text-style-name="P1" draw:layer="layout" svg:width="18.4cm" svg:height="11.692cm" svg:x="4.8cm" svg:y="5.4cm" presentation:class="subtitle" presentation:user-transformed="true">
          <draw:text-box>
            <text:p text:style-name="P1">Exempel 1:</text:p>
            <text:p text:style-name="P1"/>
            <text:p text:style-name="P1"><text:span text:style-name="T2">console.log(3 == 3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3" draw:text-style-name="P1" draw:layer="layout" svg:width="18.4cm" svg:height="11.692cm" svg:x="4.8cm" svg:y="5.4cm" presentation:class="subtitle" presentation:user-transformed="true">
          <draw:text-box>
            <text:p text:style-name="P1">Exempel 1:</text:p>
            <text:p text:style-name="P1"/>
            <text:p text:style-name="P1"><text:span text:style-name="T2">console.log(3 == 3)</text:span></text:p>
            <text:p text:style-name="P1"><text:span text:style-name="T2"/></text:p>
            <text:p text:style-name="P1"><text:span text:style-name="T2">console.log</text:span> ”fångar upp” utdatan från <text:span text:style-name="T2">3 == 3</text:span> och skriver ut den i konsollen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3" draw:text-style-name="P1" draw:layer="layout" svg:width="18.4cm" svg:height="11.692cm" svg:x="4.8cm" svg:y="5.4cm" presentation:class="subtitle" presentation:user-transformed="true">
          <draw:text-box>
            <text:p text:style-name="P1">Exempel 2:</text:p>
            <text:p text:style-name="P1"/>
            <text:p text:style-name="P1"><text:span text:style-name="T2">if(3 == 3) { […] 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3" draw:text-style-name="P1" draw:layer="layout" svg:width="18.4cm" svg:height="11.692cm" svg:x="4.8cm" svg:y="5.4cm" presentation:class="subtitle" presentation:user-transformed="true">
          <draw:text-box>
            <text:p text:style-name="P1">Exempel 2:</text:p>
            <text:p text:style-name="P1"/>
            <text:p text:style-name="P1"><text:span text:style-name="T2">if(3 == 3) { […] }</text:span></text:p>
            <text:p text:style-name="P1"/>
            <text:p text:style-name="P1"><text:span text:style-name="T2">if</text:span> ”fångar upp” utdatan från <text:span text:style-name="T2">3 == 3</text:span> och kör koden mellan <text:span text:style-name="T2">{</text:span> och <text:span text:style-name="T2">}</text:span> om utdatan är <text:span text:style-name="T2">tru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3" draw:text-style-name="P1" draw:layer="layout" svg:width="18.4cm" svg:height="11.692cm" svg:x="4.8cm" svg:y="5.4cm" presentation:class="subtitle" presentation:user-transformed="true">
          <draw:text-box>
            <text:p text:style-name="P1">Exempel 3:</text:p>
            <text:p text:style-name="P1"/>
            <text:p text:style-name="P1"><text:span text:style-name="T2">var x = 3 == 3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3" draw:text-style-name="P1" draw:layer="layout" svg:width="18.4cm" svg:height="11.692cm" svg:x="4.8cm" svg:y="5.4cm" presentation:class="subtitle" presentation:user-transformed="true">
          <draw:text-box>
            <text:p text:style-name="P1">Exempel 3:</text:p>
            <text:p text:style-name="P1"/>
            <text:p text:style-name="P1"><text:span text:style-name="T2">var x = 3 == 3</text:span></text:p>
            <text:p text:style-name="P1"/>
            <text:p text:style-name="P1">Utdatan från <text:span text:style-name="T2">3 == 3</text:span> sparas i variabeln <text:span text:style-name="T2">x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3" draw:text-style-name="P1" draw:layer="layout" svg:width="18.4cm" svg:height="11.692cm" svg:x="4.8cm" svg:y="5.4cm" presentation:class="subtitle" presentation:user-transformed="true">
          <draw:text-box>
            <text:p text:style-name="P1">Alla operationer, statements, funktioner, etc. har indata och utdata, men indata och utdata kan vara ”ingenting”, dvs <text:span text:style-name="T2">undefine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15:24:50.354504035</meta:creation-date>
    <dc:date>2018-03-13T17:07:46.093266504</dc:date>
    <meta:editing-duration>PT1H12M25S</meta:editing-duration>
    <meta:editing-cycles>6</meta:editing-cycles>
    <meta:generator>LibreOffice/4.2.8.2$Linux_x86 LibreOffice_project/420m0$Build-2</meta:generator>
    <meta:document-statistic meta:object-count="58"/>
  </office:meta>
</office:document-meta>
</file>